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SNU3_DEVELOPER_LOG_DAY_406"/>SNU developer log day 406</text:h>
      <text:p text:style-name="P2">I am starting to get used to the laptop CPU issue, but it has affected my website development due to time loss and distraction. Today, I didn't do much again, I had less time to develop today, and I just made a few minor changes.</text:p>
      <text:p text:style-name="P2">Today, I worked on site settings, improved documentation, and disease research. Nothing else was done today. I have been lacking lately, mostly due to the new CPU issue, but also because of a minor cold. Development should pick back up again soon.</text:p>
      <text:p text:style-name="P2">I have plans for the weekend, but school day updates may be a lot smaller. I am actively working on finding a new laptop so that I can have a more functional laptop that runs Linux. If necessary, SNU may need to be rewritten to support Ubuntu/Fedora, the 2 distros I have chosen as candidates to switch to. I really hope it doesn't come to that, as that would take a lot of time to rewrite.</text:p>
      <text:p text:style-name="Text_20_body"><text:span text:style-name="T1">Sean Patrick Myrick on March 11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3:55:59.743000000</meta:creation-date>
    <dc:date>2020-03-12T13:56:15.390000000</dc:date>
    <meta:editing-duration>PT16S</meta:editing-duration>
    <meta:editing-cycles>1</meta:editing-cycles>
    <meta:document-statistic meta:table-count="0" meta:image-count="0" meta:object-count="0" meta:page-count="1" meta:paragraph-count="5" meta:word-count="175" meta:character-count="929" meta:non-whitespace-character-count="759"/>
    <meta:generator>LibreOffice/6.1.2.1$Windows_X86_64 LibreOffice_project/65905a128db06ba48db947242809d14d3f9a93fe</meta:generator>
  </office:meta>
</office:document-meta>
</file>